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DejaVu Serif'" style:font-family-asian="'DejaVu Serif'" style:font-family-complex="'DejaVu Serif'" fo:background-color="transparent" style:use-window-font-color="true"/>
    </style:style>
    <style:style style:name="T2" style:family="text">
      <style:text-properties fo:font-size="12.00pt" fo:font-weight="normal" fo:font-family="'DejaVu Serif'" style:font-family-asian="'DejaVu Serif'" style:font-family-complex="'DejaVu Serif'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5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6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8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9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0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1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2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3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4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5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6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7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right" fo:margin-bottom="10.00pt"/>
    </style:style>
  </office:automatic-styles>
  <office:body>
    <office:text>
      <text:p text:style-name="P1"><text:span text:style-name="T1">Catálogo de Requisitos:</text:span></text:p>
      <text:p text:style-name="P2"><text:span text:style-name="T2">Requisito Funcionales/Requisito de Información</text:span></text:p>
      <text:p text:style-name="P2"><text:span text:style-name="T3"/></text:p>
      <text:p text:style-name="P2"><text:span text:style-name="T4">Descripcion General:</text:span></text:p>
      <text:p text:style-name="P2"><text:span text:style-name="T5">Definiendolo de manera rápida, quiero elaborar un gestor de Contenedores Maritimos usados.</text:span></text:p>
      <text:p text:style-name="P2"><text:span text:style-name="T5">Dichos contenedores serán reutilizados y ofrecidos al público para almacenaje o deposito de enseres o trastos ...</text:span></text:p>
      <text:p text:style-name="P2"><text:span text:style-name="T6"/></text:p>
      <text:p text:style-name="P3"><text:span text:style-name="T7">Casos de uso:</text:span></text:p>
      <text:p text:style-name="P3"><text:span text:style-name="T8">El usuario no registrado, que se conecte a la pagina web podra ver de un simple vistazo información auxiliar de la empresa, es decir, a lo que se dedica, tambien un registro de usuario y un calendario</text:span></text:p>
      <text:p text:style-name="P3"><text:span text:style-name="T9"/></text:p>
      <text:p text:style-name="P3"><text:span text:style-name="T10">Una vez registrado el usuario y autenticado, el cliente podrá ver los contenedores disponibles (si lo hubiese)</text:span><text:span text:style-name="T11"/></text:p>
      <text:p text:style-name="P3"><text:span text:style-name="T11"/></text:p>
      <text:p text:style-name="P3"><text:span text:style-name="T11">El cliente tambien podra ver su propio contrato y su factura generada automaticamente cada mes</text:span></text:p>
      <text:p text:style-name="P3"><text:span text:style-name="T11"/></text:p>
      <text:p text:style-name="P3"><text:span text:style-name="T12">Tanto el empleado y el administrador tendrán mas privilegios y para ello se logean igual que cualquier otro usuario, pero ya estarán creados</text:span></text:p>
      <text:p text:style-name="P3"><text:span text:style-name="T13"/></text:p>
      <text:p text:style-name="P3"><text:span text:style-name="T14">El empleado podrá imprimir facturas, alquilar contenedores al cliente y comprobar si todos los clientes estan a corriente de pago</text:span></text:p>
      <text:p text:style-name="P3"><text:span text:style-name="T15"/></text:p>
      <text:p text:style-name="P3"><text:span text:style-name="T16">El administrador tiene los siguientes privilegios, podrá:</text:span></text:p>
      <text:p text:style-name="P3"><text:span text:style-name="T16">- Añadir contenedores, en caso de que se adquieran nuevos, o eliminarlos</text:span></text:p>
      <text:p text:style-name="P3"><text:span text:style-name="T16">- Añadir o eliminar usuarios y empleados</text:span><text:span text:style-name="T17"/></text:p>
      <text:p text:style-name="P4"><text:span text:style-name="T18"/></text:p>
      <text:p text:style-name="P4"><text:span text:style-name="T18"/></text:p>
      <text:p text:style-name="P4"><text:span text:style-name="T18"/></text:p>
      <text:p text:style-name="P4"><text:span text:style-name="T18"/></text:p>
      <text:p text:style-name="P5"><text:span text:style-name="T19">Antonio Cantillo Rueda, en Campanillas a 8 de Noviembre de 2018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